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,760,033,09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3,176,313,59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848,613,735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323,020,828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2,522,957,228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2,423,555,269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1,578,974,888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1,551,819,617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9,982,711,338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,616,879,571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,725,137,930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,524,620,739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,395,712,392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5,859,269,849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,064,732,715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6,372,498,719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,351,701,534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438,332,738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,629,247,091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277,903,780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401,967,499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,262,965,281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,931,861,239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9:02.144638670</dc:date>
    <meta:editing-duration>PT4H20M56S</meta:editing-duration>
    <meta:editing-cycles>99</meta:editing-cycles>
    <meta:generator>LibreOffice/7.2.6.2$Linux_X86_64 LibreOffice_project/20$Build-2</meta:generator>
    <meta:document-statistic meta:table-count="1" meta:cell-count="48" meta:object-count="0"/>
  </office:meta>
</office:document-meta>
</file>